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Table_20_Contents">
      <style:text-properties fo:font-weight="bold" officeooo:paragraph-rsid="000971a4" style:font-weight-asian="bold" style:font-weight-complex="bold"/>
    </style:style>
    <style:style style:name="P3" style:family="paragraph" style:parent-style-name="Table_20_Contents">
      <style:text-properties officeooo:rsid="0008c033" officeooo:paragraph-rsid="000971a4"/>
    </style:style>
    <style:style style:name="P4" style:family="paragraph" style:parent-style-name="Table_20_Contents">
      <style:text-properties officeooo:rsid="001bdef1" officeooo:paragraph-rsid="000971a4"/>
    </style:style>
    <style:style style:name="P5" style:family="paragraph" style:parent-style-name="Table_20_Contents">
      <style:text-properties officeooo:paragraph-rsid="000971a4"/>
    </style:style>
    <style:style style:name="P6" style:family="paragraph" style:parent-style-name="Standard" style:list-style-name="L1">
      <style:text-properties officeooo:paragraph-rsid="000971a4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b1ef4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0971a4" officeooo:paragraph-rsid="000971a4"/>
    </style:style>
    <style:style style:name="P9" style:family="paragraph" style:parent-style-name="Table_20_Contents">
      <style:text-properties officeooo:rsid="0009a6a4" officeooo:paragraph-rsid="0009a6a4"/>
    </style:style>
    <style:style style:name="P10" style:family="paragraph" style:parent-style-name="Azione_20_attore">
      <style:text-properties officeooo:paragraph-rsid="000971a4"/>
    </style:style>
    <style:style style:name="P11" style:family="paragraph" style:parent-style-name="Azione_20_attore">
      <style:text-properties officeooo:rsid="000ad213" officeooo:paragraph-rsid="000971a4"/>
    </style:style>
    <style:style style:name="P12" style:family="paragraph" style:parent-style-name="Azione_20_sistema">
      <style:text-properties officeooo:rsid="000ad213" officeooo:paragraph-rsid="000971a4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98bf2"/>
    </style:style>
    <style:style style:name="T7" style:family="text">
      <style:text-properties officeooo:rsid="000d8292"/>
    </style:style>
    <style:style style:name="T8" style:family="text">
      <style:text-properties officeooo:rsid="001ad33e"/>
    </style:style>
    <style:style style:name="T9" style:family="text">
      <style:text-properties officeooo:rsid="000a0e29"/>
    </style:style>
    <style:style style:name="T10" style:family="text">
      <style:text-properties officeooo:rsid="000971a4"/>
    </style:style>
    <style:style style:name="T11" style:family="text">
      <style:text-properties officeooo:rsid="001ee7e5"/>
    </style:style>
    <style:style style:name="T12" style:family="text">
      <style:text-properties officeooo:rsid="000425b2"/>
    </style:style>
    <style:style style:name="T13" style:family="text">
      <style:text-properties officeooo:rsid="000b1ef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8">Pagamento Manuale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9">Paga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5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487447" text:style-name="Numerazione_20_UC">
              <text:list-item text:start-value="1">
                <text:p text:style-name="P10"><text:span text:style-name="T4">L' utente accede </text:span><text:span text:style-name="T5">alla sezione </text:span><text:span text:style-name="T6">“</text:span><text:span text:style-name="T10">Pagamento Manuale</text:span><text:span text:style-name="T6">”</text:span></text:p>
                <text:p text:style-name="P12"/>
              </text:list-item>
              <text:list-item>
                <text:p text:style-name="P12">Il sistema mostra <text:span text:style-name="T10">le informazioni utili per effettuare il pagamento manuale</text:span><text:span text:style-name="T1">.</text:span></text:p>
                <text:p text:style-name="P11"/>
              </text:list-item>
              <text:list-item>
                <text:p text:style-name="P11">L<text:span text:style-name="T7">'</text:span>utente <text:span text:style-name="T10">prende visione delle informazioni</text:span><text:span text:style-name="T6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8">Il Genitore ha visualizzato correttamente</text:span><text:span text:style-name="T1"> </text:span><text:span text:style-name="T10">i dati.</text:span>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487449" text:style-name="L1">
              <text:list-item>
                <text:p text:style-name="P6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8">Il Genitore</text:span><text:span text:style-name="T9"> deve poter visualizzare</text:span><text:span text:style-name="T1"> </text:span><text:span text:style-name="T10">i dati</text:span><text:span text:style-name="T9"> entro 20 secondi dalla richiesta.</text:span></text:p>
          </table:table-cell>
        </table:table-row>
      </table:table>
      <text:p text:style-name="P7">UC <text:span text:style-name="T13">20</text:span>: <text:span text:style-name="T13">Il genitore prende visione delle informazioni riguardanti il pagamento manu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4T19:36:49.18</dc:date>
    <meta:editing-duration>PT2H9M19S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10" meta:character-count="729" meta:non-whitespace-character-count="642"/>
  </office:meta>
</office:document-meta>
</file>